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5.771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1.358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6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visibility="collapse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visibility="collapse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5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5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5" table:number-columns-repeated="2" table:default-cell-style-name="ce2"/>
        <table:table-column table:style-name="co32" table:default-cell-style-name="ce2"/>
        <table:table-column table:style-name="co14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3" table:default-cell-style-name="ce2"/>
        <table:table-column table:style-name="co36" table:default-cell-style-name="ce2"/>
        <table:table-column table:style-name="co25" table:default-cell-style-name="ce2"/>
        <table:table-column table:style-name="co37" table:default-cell-style-name="ce2"/>
        <table:table-column table:style-name="co39" table:default-cell-style-name="ce2"/>
        <table:table-column table:style-name="co40" table:default-cell-style-name="ce2"/>
        <table:table-column table:style-name="co37" table:default-cell-style-name="ce2"/>
        <table:table-column table:style-name="co41" table:default-cell-style-name="ce2"/>
        <table:table-column table:style-name="co4" table:default-cell-style-name="Default"/>
        <table:table-column table:style-name="co25" table:number-columns-repeated="976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Flickr URL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/>
          <table:table-cell office:value-type="string">
            <text:p>Github Url</text:p>
          </table:table-cell>
          <table:table-cell table:number-columns-repeated="975"/>
        </table:table-row>
        <table:table-row table:style-name="ro6">
          <table:table-cell/>
          <table:table-cell office:value-type="string">
            <text:p>https://flic.kr/s/aHBqjzUdvu</text:p>
          </table:table-cell>
          <table:table-cell office:value-type="string">
            <text:p>Nem_0001</text:p>
          </table:table-cell>
          <table:table-cell/>
          <table:table-cell office:value-type="float" office:value="6.9">
            <text:p>6.9</text:p>
          </table:table-cell>
          <table:table-cell office:value-type="float" office:value="136.1">
            <text:p>136.1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4"/>
          <table:table-cell table:content-validation-name="val6" office:value-type="float" office:value="793.24">
            <text:p>793.24</text:p>
          </table:table-cell>
          <table:table-cell table:content-validation-name="val6"/>
          <table:table-cell table:formula="of:=+[.L2]/[.K2]" office:value-type="percentage" office:value="0">
            <text:p>0%</text:p>
          </table:table-cell>
          <table:table-cell office:value-type="float" office:value="107.71">
            <text:p>107.71</text:p>
          </table:table-cell>
          <table:table-cell table:number-columns-repeated="1010"/>
        </table:table-row>
        <table:table-row table:style-name="ro7">
          <table:table-cell/>
          <table:table-cell office:value-type="string">
            <text:p>https://flic.kr/s/aHBqjzUbQH</text:p>
          </table:table-cell>
          <table:table-cell office:value-type="string">
            <text:p>Nem_0002</text:p>
          </table:table-cell>
          <table:table-cell/>
          <table:table-cell office:value-type="float" office:value="8.4">
            <text:p>8.4</text:p>
          </table:table-cell>
          <table:table-cell office:value-type="float" office:value="137.1">
            <text:p>137.1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4"/>
          <table:table-cell table:content-validation-name="val7" office:value-type="float" office:value="569.88">
            <text:p>569.88</text:p>
          </table:table-cell>
          <table:table-cell table:content-validation-name="val7"/>
          <table:table-cell table:formula="of:=+[.L3]/[.K3]" office:value-type="percentage" office:value="0">
            <text:p>0%</text:p>
          </table:table-cell>
          <table:table-cell office:value-type="float" office:value="74.29">
            <text:p>74.29</text:p>
          </table:table-cell>
          <table:table-cell table:number-columns-repeated="1010"/>
        </table:table-row>
        <table:table-row table:style-name="ro7">
          <table:table-cell/>
          <table:table-cell office:value-type="string">
            <text:p>https://flic.kr/s/aHBqjzUdz7</text:p>
          </table:table-cell>
          <table:table-cell office:value-type="string">
            <text:p>Nem_0003</text:p>
          </table:table-cell>
          <table:table-cell/>
          <table:table-cell office:value-type="float" office:value="9.9">
            <text:p>9.9</text:p>
          </table:table-cell>
          <table:table-cell office:value-type="float" office:value="139">
            <text:p>13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7" office:value-type="float" office:value="733.99">
            <text:p>733.99</text:p>
          </table:table-cell>
          <table:table-cell table:content-validation-name="val7" office:value-type="float" office:value="374.99">
            <text:p>374.99</text:p>
          </table:table-cell>
          <table:table-cell table:formula="of:=+[.L4]/[.K4]" office:value-type="percentage" office:value="0.510892518971648">
            <text:p>51%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https://flic.kr/s/aHBqjzUdAz</text:p>
          </table:table-cell>
          <table:table-cell office:value-type="string">
            <text:p>Nem_0004</text:p>
          </table:table-cell>
          <table:table-cell/>
          <table:table-cell office:value-type="float" office:value="10.5">
            <text:p>10.5</text:p>
          </table:table-cell>
          <table:table-cell office:value-type="float" office:value="137">
            <text:p>137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709.16">
            <text:p>709.16</text:p>
          </table:table-cell>
          <table:table-cell table:content-validation-name="val7" office:value-type="float" office:value="340.82">
            <text:p>340.82</text:p>
          </table:table-cell>
          <table:table-cell table:formula="of:=+[.L5]/[.K5]" office:value-type="percentage" office:value="0.480596762366744">
            <text:p>48%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https://flic.kr/s/aHBqjzUbUL</text:p>
          </table:table-cell>
          <table:table-cell office:value-type="string">
            <text:p>Nem_0005</text:p>
          </table:table-cell>
          <table:table-cell/>
          <table:table-cell office:value-type="float" office:value="11.1">
            <text:p>11.1</text:p>
          </table:table-cell>
          <table:table-cell office:value-type="float" office:value="139.2">
            <text:p>139.2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4"/>
          <table:table-cell table:content-validation-name="val7" office:value-type="float" office:value="1092.21">
            <text:p>1092.21</text:p>
          </table:table-cell>
          <table:table-cell table:content-validation-name="val7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https://flic.kr/s/aHBqjzUdnp</text:p>
          </table:table-cell>
          <table:table-cell office:value-type="string">
            <text:p>Nem_0006</text:p>
          </table:table-cell>
          <table:table-cell/>
          <table:table-cell office:value-type="float" office:value="13">
            <text:p>13</text:p>
          </table:table-cell>
          <table:table-cell office:value-type="float" office:value="136.9">
            <text:p>136.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4" office:value-type="string">
            <text:p>stylet</text:p>
          </table:table-cell>
          <table:table-cell table:content-validation-name="val7" office:value-type="float" office:value="1191.8">
            <text:p>1191.8</text:p>
          </table:table-cell>
          <table:table-cell table:content-validation-name="val7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https://flic.kr/s/aHBqjzUdom</text:p>
          </table:table-cell>
          <table:table-cell office:value-type="string">
            <text:p>Nem_0007</text:p>
          </table:table-cell>
          <table:table-cell/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836.2">
            <text:p>836.2</text:p>
          </table:table-cell>
          <table:table-cell table:content-validation-name="val7" office:value-type="float" office:value="398.19">
            <text:p>398.19</text:p>
          </table:table-cell>
          <table:table-cell table:formula="of:=+[.L8]/[.K8]" office:value-type="percentage" office:value="0.47618990672088">
            <text:p>48%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https://flic.kr/s/aHBqjzUdHd</text:p>
          </table:table-cell>
          <table:table-cell office:value-type="string">
            <text:p>Nem_0008</text:p>
          </table:table-cell>
          <table:table-cell/>
          <table:table-cell office:value-type="float" office:value="14.1">
            <text:p>14.1</text:p>
          </table:table-cell>
          <table:table-cell office:value-type="float" office:value="138.9">
            <text:p>138.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4"/>
          <table:table-cell table:content-validation-name="val7" office:value-type="float" office:value="1021.13">
            <text:p>1021.13</text:p>
          </table:table-cell>
          <table:table-cell table:content-validation-name="val7" office:value-type="float" office:value="517.6">
            <text:p>517.6</text:p>
          </table:table-cell>
          <table:table-cell table:formula="of:=+[.L9]/[.K9]" office:value-type="percentage" office:value="0.506889426419751">
            <text:p>51%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https://flic.kr/s/aHBqjzUaPA</text:p>
          </table:table-cell>
          <table:table-cell office:value-type="string">
            <text:p>Nem_0009</text:p>
          </table:table-cell>
          <table:table-cell/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936.15">
            <text:p>936.15</text:p>
          </table:table-cell>
          <table:table-cell table:content-validation-name="val7" office:value-type="float" office:value="413.6">
            <text:p>413.6</text:p>
          </table:table-cell>
          <table:table-cell table:formula="of:=+[.L10]/[.K10]" office:value-type="percentage" office:value="0.441809539069594">
            <text:p>44%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L11]/[.K11]" office:value-type="percentage" office:value="0">
            <text:p>#DIV/0!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L12]/[.K12]" office:value-type="percentage" office:value="0">
            <text:p>#DIV/0!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L13]/[.K13]" office:value-type="percentage" office:value="0">
            <text:p>#DIV/0!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L14]/[.K14]" office:value-type="percentage" office:value="0">
            <text:p>#DIV/0!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L15]/[.K15]" office:value-type="percentage" office:value="0">
            <text:p>#DIV/0!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L16]/[.K16]" office:value-type="percentage" office:value="0">
            <text:p>#DIV/0!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17]/[.K17]" office:value-type="percentage" office:value="0">
            <text:p>#DIV/0!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18]/[.K18]" office:value-type="percentage" office:value="0">
            <text:p>#DIV/0!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19]/[.K19]" office:value-type="percentage" office:value="0">
            <text:p>#DIV/0!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20]/[.K20]" office:value-type="percentage" office:value="0">
            <text:p>#DIV/0!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21]/[.K21]" office:value-type="percentage" office:value="0">
            <text:p>#DIV/0!</text:p>
          </table:table-cell>
          <table:table-cell table:number-columns-repeated="1011"/>
        </table:table-row>
        <table:table-row table:style-name="ro8" table:number-rows-repeated="3">
          <table:table-cell table:number-columns-repeated="6"/>
          <table:table-cell table:content-validation-name="val1"/>
          <table:table-cell table:content-validation-name="val3"/>
          <table:table-cell table:number-columns-repeated="1016"/>
        </table:table-row>
        <table:table-row table:style-name="ro8" table:number-rows-repeated="9">
          <table:table-cell table:number-columns-repeated="7"/>
          <table:table-cell table:content-validation-name="val3"/>
          <table:table-cell table:number-columns-repeated="1016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3">2022-06-13</text:date>, <text:time>19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3T19:27:57.57</dc:date>
    <dc:creator>Lawrence Perepolkin</dc:creator>
    <meta:editing-duration>PT19H24M10S</meta:editing-duration>
    <meta:editing-cycles>47</meta:editing-cycles>
    <meta:generator>OpenOffice/4.1.12$Win32 OpenOffice.org_project/4112m1$Build-9809</meta:generator>
    <meta:document-statistic meta:table-count="3" meta:cell-count="219" meta:object-count="0"/>
  </office:meta>
</office:document-meta>
</file>